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JP Regular" svg:font-family="'Noto Sans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88.39mm" svg:y="1m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Language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time" office:time-value="PT02H30M00S" calcext:value-type="time">
            <text:p>02:30:00</text:p>
          </table:table-cell>
        </table:table-row>
        <table:table-row table:style-name="ro1">
          <table:table-cell office:value-type="string" calcext:value-type="string">
            <text:p>ShellScript</text:p>
          </table:table-cell>
          <table:table-cell office:value-type="time" office:time-value="PT01H11M00S" calcext:value-type="time">
            <text:p>01:11:00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time" office:time-value="PT01H08M00S" calcext:value-type="time">
            <text:p>01:08: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time" office:time-value="PT00H01M00S" calcext:value-type="time">
            <text:p>00:01:00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office:value-type="time" office:time-value="PT00H01M00S" calcext:value-type="time">
            <text:p>00:01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JP Regular" svg:font-family="'Noto Sans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02:07:46.866104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5T01:51:20.261553467</meta:creation-date>
    <dc:date>2019-11-15T02:10:41.633572550</dc:date>
    <meta:editing-duration>PT10M40S</meta:editing-duration>
    <meta:editing-cycles>2</meta:editing-cycles>
    <meta:generator>LibreOffice/6.3.3.2.0$Linux_X86_64 LibreOffice_project/30$Build-2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97cm" svg:y="0.316cm" chart:style-name="ch2">
          <text:p>Reading from STDIN, writing into STDOUT</text:p>
        </chart:title>
        <chart:subtitle svg:x="5.39cm" svg:y="1.275cm" chart:style-name="ch3">
          <text:p>Byte per byte, 128MiB of data</text:p>
        </chart:subtitle>
        <chart:legend chart:legend-position="end" svg:x="14.478cm" svg:y="4.201cm" style:legend-expansion="high" chart:style-name="ch4"/>
        <chart:plot-area chart:style-name="ch5" table:cell-range-address="Sheet1.A1:Sheet1.B6" chart:data-source-has-labels="both" svg:x="0.32cm" svg:y="2.138cm" svg:width="13.838cm" svg:height="6.682cm">
          <chartooo:coordinate-region svg:x="1.894cm" svg:y="2.337cm" svg:width="12.264cm" svg:height="5.836cm"/>
          <chart:axis chart:dimension="x" chart:name="primary-x" chart:style-name="ch6" chartooo:axis-type="auto">
            <chartooo:date-scale/>
            <chart:categories table:cell-range-address="Sheet1.A2:Sheet1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Sheet1.A2:Sheet1.A6</svg:desc>
                </draw:g>
              </table:table-cell>
              <table:table-cell office:value-type="float" office:value="0.104166666666667">
                <text:p>0.104166666666667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ShellScript</text:p>
              </table:table-cell>
              <table:table-cell office:value-type="float" office:value="0.0493055555555556">
                <text:p>0.0493055555555556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0.0472222222222222">
                <text:p>0.047222222222222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00694444444444444">
                <text:p>0.000694444444444444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0.000694444444444444">
                <text:p>0.00069444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